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26FEB866DC71FAAC4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as-char" svg:width="17cm" svg:height="12.257cm" draw:z-index="0"><draw:image xlink:href="Pictures/10000001000003600000026FEB866DC71FAAC4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9T12:59:50.791000000</dc:date>
    <meta:editing-duration>PT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7.2.5.2$Windows_X86_64 LibreOffice_project/499f9727c189e6ef3471021d6132d4c694f357e5</meta:generator>
  </office:meta>
</office:document-meta>
</file>